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le" table:style-name="ta1">
        <table:shapes>
          <draw:frame draw:z-index="0" draw:style-name="gr1" draw:text-style-name="P1" svg:width="453.51pt" svg:height="255.09pt" svg:x="139.58pt" svg:y="433.56pt">
            <draw:object draw:notify-on-update-of-ranges="file.B5:file.O5 file.B11:file.O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20.35pt" svg:height="252.23pt" svg:x="606.81pt" svg:y="432.94pt">
            <draw:object draw:notify-on-update-of-ranges="file.B3:file.O3 file.B9:file.O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38.24pt" svg:height="266.14pt" svg:x="152.28pt" svg:y="159.62pt">
            <draw:object draw:notify-on-update-of-ranges="file.B2:file.O2 file.B8:file.O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05.76pt" svg:y="158.74pt">
            <draw:object draw:notify-on-update-of-ranges="file.B4:file.O4 file.B10:file.O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7pt" svg:height="255.03pt" svg:x="141.79pt" svg:y="718.75pt">
            <draw:object draw:notify-on-update-of-ranges="file.D9:file.L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spicam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table:number-columns-repeated="2" office:value-type="float" office:value="0.124984" calcext:value-type="float">
            <text:p>0.124984</text:p>
          </table:table-cell>
          <table:table-cell office:value-type="float" office:value="0.096136" calcext:value-type="float">
            <text:p>0.096136</text:p>
          </table:table-cell>
          <table:table-cell office:value-type="float" office:value="0.063621" calcext:value-type="float">
            <text:p>0.063621</text:p>
          </table:table-cell>
          <table:table-cell office:value-type="float" office:value="0.062998" calcext:value-type="float">
            <text:p>0.062998</text:p>
          </table:table-cell>
          <table:table-cell office:value-type="float" office:value="0.061788" calcext:value-type="float">
            <text:p>0.061788</text:p>
          </table:table-cell>
          <table:table-cell office:value-type="float" office:value="0.051844" calcext:value-type="float">
            <text:p>0.051844</text:p>
          </table:table-cell>
          <table:table-cell office:value-type="float" office:value="0.040407" calcext:value-type="float">
            <text:p>0.040407</text:p>
          </table:table-cell>
          <table:table-cell office:value-type="float" office:value="0.034698" calcext:value-type="float">
            <text:p>0.034698</text:p>
          </table:table-cell>
          <table:table-cell table:number-columns-repeated="2" office:value-type="float" office:value="0.032997" calcext:value-type="float">
            <text:p>0.032997</text:p>
          </table:table-cell>
          <table:table-cell office:value-type="float" office:value="0.023034" calcext:value-type="float">
            <text:p>0.023034</text:p>
          </table:table-cell>
          <table:table-cell table:number-columns-repeated="2" office:value-type="float" office:value="0.000198" calcext:value-type="float">
            <text:p>0.000198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0.56" calcext:value-type="float">
            <text:p>0.56</text:p>
          </table:table-cell>
          <table:table-cell office:value-type="float" office:value="2.47" calcext:value-type="float">
            <text:p>2.47</text:p>
          </table:table-cell>
          <table:table-cell table:number-columns-repeated="5" office:value-type="float" office:value="2.49" calcext:value-type="float">
            <text:p>2.49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office:value-type="float" office:value="2.58" calcext:value-type="float">
            <text:p>2.58</text:p>
          </table:table-cell>
          <table:table-cell office:value-type="float" office:value="13.05" calcext:value-type="float">
            <text:p>13.05</text:p>
          </table:table-cell>
          <table:table-cell office:value-type="float" office:value="19.12" calcext:value-type="float">
            <text:p>19.12</text:p>
          </table:table-cell>
        </table:table-row>
        <table:table-row table:style-name="ro1">
          <table:table-cell office:value-type="string" calcext:value-type="string">
            <text:p>Shutter_speed</text:p>
          </table:table-cell>
          <table:table-cell table:number-columns-repeated="2" office:value-type="float" office:value="3.000184" calcext:value-type="float">
            <text:p>3.000184</text:p>
          </table:table-cell>
          <table:table-cell office:value-type="float" office:value="3.378779" calcext:value-type="float">
            <text:p>3.378779</text:p>
          </table:table-cell>
          <table:table-cell office:value-type="float" office:value="3.974353" calcext:value-type="float">
            <text:p>3.974353</text:p>
          </table:table-cell>
          <table:table-cell office:value-type="float" office:value="3.98855" calcext:value-type="float">
            <text:p>3.98855</text:p>
          </table:table-cell>
          <table:table-cell office:value-type="float" office:value="4.016529" calcext:value-type="float">
            <text:p>4.016529</text:p>
          </table:table-cell>
          <table:table-cell office:value-type="float" office:value="4.269679" calcext:value-type="float">
            <text:p>4.269679</text:p>
          </table:table-cell>
          <table:table-cell office:value-type="float" office:value="4.629251" calcext:value-type="float">
            <text:p>4.629251</text:p>
          </table:table-cell>
          <table:table-cell office:value-type="float" office:value="4.849004" calcext:value-type="float">
            <text:p>4.849004</text:p>
          </table:table-cell>
          <table:table-cell table:number-columns-repeated="2" office:value-type="float" office:value="4.921521" calcext:value-type="float">
            <text:p>4.921521</text:p>
          </table:table-cell>
          <table:table-cell office:value-type="float" office:value="5.440091" calcext:value-type="float">
            <text:p>5.440091</text:p>
          </table:table-cell>
          <table:table-cell table:number-columns-repeated="2" office:value-type="float" office:value="12.302212" calcext:value-type="float">
            <text:p>12.302212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mxcam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float" office:value="0.088972" calcext:value-type="float">
            <text:p>0.088972</text:p>
          </table:table-cell>
          <table:table-cell office:value-type="float" office:value="0.062998" calcext:value-type="float">
            <text:p>0.062998</text:p>
          </table:table-cell>
          <table:table-cell office:value-type="float" office:value="0.060729" calcext:value-type="float">
            <text:p>0.060729</text:p>
          </table:table-cell>
          <table:table-cell office:value-type="float" office:value="0.044169" calcext:value-type="float">
            <text:p>0.044169</text:p>
          </table:table-cell>
          <table:table-cell office:value-type="float" office:value="0.034131" calcext:value-type="float">
            <text:p>0.034131</text:p>
          </table:table-cell>
          <table:table-cell table:number-columns-repeated="3" office:value-type="float" office:value="0.032997" calcext:value-type="float">
            <text:p>0.032997</text:p>
          </table:table-cell>
          <table:table-cell office:value-type="float" office:value="0.03001" calcext:value-type="float">
            <text:p>0.03001</text:p>
          </table:table-cell>
          <table:table-cell office:value-type="float" office:value="0.025038" calcext:value-type="float">
            <text:p>0.025038</text:p>
          </table:table-cell>
          <table:table-cell office:value-type="float" office:value="0.024925" calcext:value-type="float">
            <text:p>0.024925</text:p>
          </table:table-cell>
          <table:table-cell office:value-type="float" office:value="0.020501" calcext:value-type="float">
            <text:p>0.020501</text:p>
          </table:table-cell>
          <table:table-cell table:number-columns-repeated="2" office:value-type="float" office:value="0.010652" calcext:value-type="float">
            <text:p>0.010652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0.55" calcext:value-type="float">
            <text:p>0.55</text:p>
          </table:table-cell>
          <table:table-cell office:value-type="float" office:value="3.27" calcext:value-type="float">
            <text:p>3.27</text:p>
          </table:table-cell>
          <table:table-cell office:value-type="float" office:value="2.94" calcext:value-type="float">
            <text:p>2.94</text:p>
          </table:table-cell>
          <table:table-cell office:value-type="float" office:value="2.84" calcext:value-type="float">
            <text:p>2.84</text:p>
          </table:table-cell>
          <table:table-cell office:value-type="float" office:value="2.73" calcext:value-type="float">
            <text:p>2.73</text:p>
          </table:table-cell>
          <table:table-cell office:value-type="float" office:value="2.68" calcext:value-type="float">
            <text:p>2.68</text:p>
          </table:table-cell>
          <table:table-cell office:value-type="float" office:value="2.65" calcext:value-type="float">
            <text:p>2.65</text:p>
          </table:table-cell>
          <table:table-cell office:value-type="float" office:value="2.63" calcext:value-type="float">
            <text:p>2.63</text:p>
          </table:table-cell>
          <table:table-cell office:value-type="float" office:value="2.58" calcext:value-type="float">
            <text:p>2.58</text:p>
          </table:table-cell>
          <table:table-cell office:value-type="float" office:value="2.59" calcext:value-type="float">
            <text:p>2.59</text:p>
          </table:table-cell>
          <table:table-cell office:value-type="float" office:value="2.66" calcext:value-type="float">
            <text:p>2.66</text:p>
          </table:table-cell>
          <table:table-cell office:value-type="float" office:value="2.57" calcext:value-type="float">
            <text:p>2.57</text:p>
          </table:table-cell>
          <table:table-cell office:value-type="float" office:value="22.76" calcext:value-type="float">
            <text:p>22.7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Shutter_speed</text:p>
          </table:table-cell>
          <table:table-cell office:value-type="float" office:value="3.490504" calcext:value-type="float">
            <text:p>3.490504</text:p>
          </table:table-cell>
          <table:table-cell office:value-type="float" office:value="3.98855" calcext:value-type="float">
            <text:p>3.98855</text:p>
          </table:table-cell>
          <table:table-cell office:value-type="float" office:value="4.04147" calcext:value-type="float">
            <text:p>4.04147</text:p>
          </table:table-cell>
          <table:table-cell office:value-type="float" office:value="4.500822" calcext:value-type="float">
            <text:p>4.500822</text:p>
          </table:table-cell>
          <table:table-cell office:value-type="float" office:value="4.872773" calcext:value-type="float">
            <text:p>4.872773</text:p>
          </table:table-cell>
          <table:table-cell table:number-columns-repeated="3" office:value-type="float" office:value="4.921521" calcext:value-type="float">
            <text:p>4.921521</text:p>
          </table:table-cell>
          <table:table-cell office:value-type="float" office:value="5.058413" calcext:value-type="float">
            <text:p>5.058413</text:p>
          </table:table-cell>
          <table:table-cell office:value-type="float" office:value="5.319737" calcext:value-type="float">
            <text:p>5.319737</text:p>
          </table:table-cell>
          <table:table-cell office:value-type="float" office:value="5.326263" calcext:value-type="float">
            <text:p>5.326263</text:p>
          </table:table-cell>
          <table:table-cell office:value-type="float" office:value="5.608162" calcext:value-type="float">
            <text:p>5.608162</text:p>
          </table:table-cell>
          <table:table-cell table:number-columns-repeated="2" office:value-type="float" office:value="6.552731" calcext:value-type="float">
            <text:p>6.552731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9:51:01.245646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1T19:53:08.776237155</dc:date>
    <meta:editing-duration>PT6M57S</meta:editing-duration>
    <meta:editing-cycles>2</meta:editing-cycles>
    <meta:generator>LibreOffice/6.0.7.3$Linux_X86_64 LibreOffice_project/00m0$Build-3</meta:generator>
    <meta:document-statistic meta:table-count="1" meta:cell-count="1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ISO</text:p>
        </chart:title>
        <chart:legend chart:legend-position="end" svg:x="13.333cm" svg:y="3.952cm" style:legend-expansion="high" chart:style-name="ch3"/>
        <chart:plot-area chart:style-name="ch4" table:cell-range-address="file.B5:file.O5 file.B11:file.O11" chart:data-source-has-labels="row" svg:x="0.32cm" svg:y="1.275cm" svg:width="12.693cm" svg:height="7.545cm">
          <chartooo:coordinate-region svg:x="1.127cm" svg:y="1.474cm" svg:width="11.69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ile.B5:file.O5" loext:label-string="raspistill" chart:class="chart:line">
            <chart:data-point chart:repeated="14"/>
          </chart:series>
          <chart:series chart:style-name="ch8" chart:values-cell-range-address="file.B11:file.O11" loext:label-string="omxcam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spistill</text:p>
              </table:table-cell>
              <table:table-cell office:value-type="string">
                <text:p>omxc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file.B5:file.O5</svg:desc>
                </draw:g>
              </table:table-cell>
              <table:table-cell office:value-type="float" office:value="320">
                <text:p>320</text:p>
                <draw:g>
                  <svg:desc>file.B11:file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cm" svg:height="8.899cm" xlink:href=".." xlink:type="simple" chart:class="chart:line" chart:style-name="ch1">
        <chart:title svg:x="6.273cm" svg:y="0.313cm" chart:style-name="ch2">
          <text:p>Brightness</text:p>
        </chart:title>
        <chart:legend chart:legend-position="end" svg:x="12.163cm" svg:y="3.901cm" style:legend-expansion="high" chart:style-name="ch3"/>
        <chart:plot-area chart:style-name="ch4" table:cell-range-address="file.B3:file.O3 file.B9:file.O9" chart:data-source-has-labels="row" svg:x="0.296cm" svg:y="1.269cm" svg:width="11.571cm" svg:height="7.453cm">
          <chartooo:coordinate-region svg:x="0.917cm" svg:y="1.468cm" svg:width="10.763cm" svg:height="6.6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ile.B3:file.O3" loext:label-string="raspistill" chart:class="chart:line">
            <chart:data-point chart:repeated="14"/>
          </chart:series>
          <chart:series chart:style-name="ch8" chart:values-cell-range-address="file.B9:file.O9" loext:label-string="omxcam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spistill</text:p>
              </table:table-cell>
              <table:table-cell office:value-type="string">
                <text:p>omxc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">
                <text:p>0.56</text:p>
                <draw:g>
                  <svg:desc>file.B3:file.O3</svg:desc>
                </draw:g>
              </table:table-cell>
              <table:table-cell office:value-type="float" office:value="0.55">
                <text:p>0.55</text:p>
                <draw:g>
                  <svg:desc>file.B9:file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7">
                <text:p>2.47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9">
                <text:p>2.49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9">
                <text:p>2.4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9">
                <text:p>2.4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9">
                <text:p>2.49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9">
                <text:p>2.49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2">
                <text:p>2.52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3">
                <text:p>2.5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4">
                <text:p>2.5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">
                <text:p>2.5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05">
                <text:p>13.05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12">
                <text:p>19.12</text:p>
              </table:table-cell>
              <table:table-cell office:value-type="float" office:value="22.6">
                <text:p>2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61cm" svg:height="9.39cm" xlink:href=".." xlink:type="simple" chart:class="chart:line" chart:style-name="ch1">
        <chart:title svg:x="6.707cm" svg:y="0.323cm" chart:style-name="ch2">
          <text:p>Exposure</text:p>
        </chart:title>
        <chart:legend chart:legend-position="end" svg:x="12.794cm" svg:y="4.147cm" style:legend-expansion="high" chart:style-name="ch3"/>
        <chart:plot-area chart:style-name="ch4" table:cell-range-address="file.B2:file.O2 file.B8:file.O8" chart:data-source-has-labels="row" svg:x="0.309cm" svg:y="1.289cm" svg:width="12.176cm" svg:height="7.914cm">
          <chartooo:coordinate-region svg:x="1.221cm" svg:y="1.489cm" svg:width="11.077cm" svg:height="7.06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ile.B2:file.O2" loext:label-string="raspistill" chart:class="chart:line">
            <chart:data-point chart:repeated="14"/>
          </chart:series>
          <chart:series chart:style-name="ch8" chart:values-cell-range-address="file.B8:file.O8" loext:label-string="omxcam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spistill</text:p>
              </table:table-cell>
              <table:table-cell office:value-type="string">
                <text:p>omxc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984">
                <text:p>0.124984</text:p>
                <draw:g>
                  <svg:desc>file.B2:file.O2</svg:desc>
                </draw:g>
              </table:table-cell>
              <table:table-cell office:value-type="float" office:value="0.088972">
                <text:p>0.088972</text:p>
                <draw:g>
                  <svg:desc>file.B8:file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984">
                <text:p>0.124984</text:p>
              </table:table-cell>
              <table:table-cell office:value-type="float" office:value="0.062998">
                <text:p>0.062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6136">
                <text:p>0.096136</text:p>
              </table:table-cell>
              <table:table-cell office:value-type="float" office:value="0.060729">
                <text:p>0.060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621">
                <text:p>0.063621</text:p>
              </table:table-cell>
              <table:table-cell office:value-type="float" office:value="0.044169">
                <text:p>0.04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998">
                <text:p>0.062998</text:p>
              </table:table-cell>
              <table:table-cell office:value-type="float" office:value="0.034131">
                <text:p>0.034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788">
                <text:p>0.061788</text:p>
              </table:table-cell>
              <table:table-cell office:value-type="float" office:value="0.032997">
                <text:p>0.032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844">
                <text:p>0.051844</text:p>
              </table:table-cell>
              <table:table-cell office:value-type="float" office:value="0.032997">
                <text:p>0.032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407">
                <text:p>0.040407</text:p>
              </table:table-cell>
              <table:table-cell office:value-type="float" office:value="0.032997">
                <text:p>0.032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4698">
                <text:p>0.034698</text:p>
              </table:table-cell>
              <table:table-cell office:value-type="float" office:value="0.03001">
                <text:p>0.03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997">
                <text:p>0.032997</text:p>
              </table:table-cell>
              <table:table-cell office:value-type="float" office:value="0.025038">
                <text:p>0.025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997">
                <text:p>0.032997</text:p>
              </table:table-cell>
              <table:table-cell office:value-type="float" office:value="0.024925">
                <text:p>0.024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034">
                <text:p>0.023034</text:p>
              </table:table-cell>
              <table:table-cell office:value-type="float" office:value="0.020501">
                <text:p>0.020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98">
                <text:p>0.000198</text:p>
              </table:table-cell>
              <table:table-cell office:value-type="float" office:value="0.010652">
                <text:p>0.010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98">
                <text:p>0.000198</text:p>
              </table:table-cell>
              <table:table-cell office:value-type="float" office:value="0.010652">
                <text:p>0.0106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Shutter_speed</text:p>
        </chart:title>
        <chart:legend chart:legend-position="end" svg:x="13.333cm" svg:y="3.952cm" style:legend-expansion="high" chart:style-name="ch3"/>
        <chart:plot-area chart:style-name="ch4" table:cell-range-address="file.B4:file.O4 file.B10:file.O10" chart:data-source-has-labels="row" svg:x="0.32cm" svg:y="1.275cm" svg:width="12.693cm" svg:height="7.545cm">
          <chartooo:coordinate-region svg:x="0.756cm" svg:y="1.475cm" svg:width="11.885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ile.B4:file.O4" loext:label-string="raspistill" chart:class="chart:line">
            <chart:data-point chart:repeated="14"/>
          </chart:series>
          <chart:series chart:style-name="ch8" chart:values-cell-range-address="file.B10:file.O10" loext:label-string="omxcam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spistill</text:p>
              </table:table-cell>
              <table:table-cell office:value-type="string">
                <text:p>omxc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184">
                <text:p>3.000184</text:p>
                <draw:g>
                  <svg:desc>file.B4:file.O4</svg:desc>
                </draw:g>
              </table:table-cell>
              <table:table-cell office:value-type="float" office:value="3.490504">
                <text:p>3.490504</text:p>
                <draw:g>
                  <svg:desc>file.B10:file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0184">
                <text:p>3.000184</text:p>
              </table:table-cell>
              <table:table-cell office:value-type="float" office:value="3.98855">
                <text:p>3.98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78779">
                <text:p>3.378779</text:p>
              </table:table-cell>
              <table:table-cell office:value-type="float" office:value="4.04147">
                <text:p>4.04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74353">
                <text:p>3.974353</text:p>
              </table:table-cell>
              <table:table-cell office:value-type="float" office:value="4.500822">
                <text:p>4.500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855">
                <text:p>3.98855</text:p>
              </table:table-cell>
              <table:table-cell office:value-type="float" office:value="4.872773">
                <text:p>4.872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16529">
                <text:p>4.016529</text:p>
              </table:table-cell>
              <table:table-cell office:value-type="float" office:value="4.921521">
                <text:p>4.921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69679">
                <text:p>4.269679</text:p>
              </table:table-cell>
              <table:table-cell office:value-type="float" office:value="4.921521">
                <text:p>4.921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29251">
                <text:p>4.629251</text:p>
              </table:table-cell>
              <table:table-cell office:value-type="float" office:value="4.921521">
                <text:p>4.921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49004">
                <text:p>4.849004</text:p>
              </table:table-cell>
              <table:table-cell office:value-type="float" office:value="5.058413">
                <text:p>5.058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21521">
                <text:p>4.921521</text:p>
              </table:table-cell>
              <table:table-cell office:value-type="float" office:value="5.319737">
                <text:p>5.319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21521">
                <text:p>4.921521</text:p>
              </table:table-cell>
              <table:table-cell office:value-type="float" office:value="5.326263">
                <text:p>5.326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40091">
                <text:p>5.440091</text:p>
              </table:table-cell>
              <table:table-cell office:value-type="float" office:value="5.608162">
                <text:p>5.608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02212">
                <text:p>12.302212</text:p>
              </table:table-cell>
              <table:table-cell office:value-type="float" office:value="6.552731">
                <text:p>6.552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02212">
                <text:p>12.302212</text:p>
              </table:table-cell>
              <table:table-cell office:value-type="float" office:value="6.552731">
                <text:p>6.5527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line" chart:style-name="ch1">
        <chart:legend chart:legend-position="end" svg:x="13.705cm" svg:y="4.2cm" style:legend-expansion="high" chart:style-name="ch2"/>
        <chart:plot-area chart:style-name="ch3" table:cell-range-address="file.D9:file.L9" svg:x="0.32cm" svg:y="0.179cm" svg:width="13.065cm" svg:height="8.64cm">
          <chartooo:coordinate-region svg:x="1.047cm" svg:y="0.378cm" svg:width="12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D9:file.L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2.94">
                <text:p>2.94</text:p>
                <draw:g>
                  <svg:desc>file.D9:file.L9</svg:desc>
                </draw:g>
              </table:table-cell>
              <table:table-cell office:value-type="float" office:value="2.84">
                <text:p>2.84</text:p>
              </table:table-cell>
              <table:table-cell office:value-type="float" office:value="2.73">
                <text:p>2.73</text:p>
              </table:table-cell>
              <table:table-cell office:value-type="float" office:value="2.68">
                <text:p>2.68</text:p>
              </table:table-cell>
              <table:table-cell office:value-type="float" office:value="2.65">
                <text:p>2.65</text:p>
              </table:table-cell>
              <table:table-cell office:value-type="float" office:value="2.63">
                <text:p>2.63</text:p>
              </table:table-cell>
              <table:table-cell office:value-type="float" office:value="2.58">
                <text:p>2.58</text:p>
              </table:table-cell>
              <table:table-cell office:value-type="float" office:value="2.59">
                <text:p>2.59</text:p>
              </table:table-cell>
              <table:table-cell office:value-type="float" office:value="2.66">
                <text:p>2.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